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06fb41" officeooo:paragraph-rsid="0006fb41"/>
    </style:style>
    <style:style style:name="P2" style:family="paragraph" style:parent-style-name="Standard">
      <style:text-properties style:font-name="Verdana" officeooo:rsid="00090f66" officeooo:paragraph-rsid="00090f66"/>
    </style:style>
    <style:style style:name="P3" style:family="paragraph" style:parent-style-name="Standard">
      <style:text-properties style:font-name="Arial" officeooo:rsid="000af606" officeooo:paragraph-rsid="00090f66"/>
    </style:style>
    <style:style style:name="P4" style:family="paragraph" style:parent-style-name="Standard">
      <style:text-properties style:font-name="Arial" officeooo:rsid="000af606" officeooo:paragraph-rsid="00110984"/>
    </style:style>
    <style:style style:name="P5" style:family="paragraph" style:parent-style-name="Standard">
      <style:text-properties style:font-name="Arial" officeooo:rsid="000d0eec" officeooo:paragraph-rsid="00110984"/>
    </style:style>
    <style:style style:name="P6" style:family="paragraph" style:parent-style-name="Standard">
      <style:text-properties style:font-name="Arial" officeooo:rsid="000bd2e0" officeooo:paragraph-rsid="00110984"/>
    </style:style>
    <style:style style:name="P7" style:family="paragraph" style:parent-style-name="Standard">
      <style:text-properties style:font-name="Arial" officeooo:rsid="000c36a2" officeooo:paragraph-rsid="00110984"/>
    </style:style>
    <style:style style:name="P8" style:family="paragraph" style:parent-style-name="Standard">
      <style:text-properties style:font-name="Arial" officeooo:rsid="001182ae" officeooo:paragraph-rsid="001182ae"/>
    </style:style>
    <style:style style:name="P9" style:family="paragraph" style:parent-style-name="Standard">
      <style:paragraph-properties fo:margin-top="0in" fo:margin-bottom="0in" loext:contextual-spacing="false"/>
      <style:text-properties style:font-name="Verdana" officeooo:rsid="000cee3f" officeooo:paragraph-rsid="000cee3f"/>
    </style:style>
    <style:style style:name="P10" style:family="paragraph" style:parent-style-name="Standard">
      <style:paragraph-properties fo:margin-top="0in" fo:margin-bottom="0in" loext:contextual-spacing="false"/>
      <style:text-properties style:font-name="Verdana" officeooo:rsid="000cee3f" officeooo:paragraph-rsid="000e7312"/>
    </style:style>
    <style:style style:name="P11" style:family="paragraph" style:parent-style-name="Standard">
      <style:paragraph-properties fo:margin-top="0in" fo:margin-bottom="0in" loext:contextual-spacing="false"/>
      <style:text-properties style:font-name="Verdana" officeooo:rsid="00110984" officeooo:paragraph-rsid="00110984"/>
    </style:style>
    <style:style style:name="P12" style:family="paragraph" style:parent-style-name="Standard">
      <style:paragraph-properties fo:margin-top="0in" fo:margin-bottom="0in" loext:contextual-spacing="false"/>
      <style:text-properties style:font-name="Arial" officeooo:rsid="00110984" officeooo:paragraph-rsid="00110984"/>
    </style:style>
    <style:style style:name="T1" style:family="text">
      <style:text-properties officeooo:rsid="000b4251"/>
    </style:style>
    <style:style style:name="T2" style:family="text">
      <style:text-properties officeooo:rsid="0009956f"/>
    </style:style>
    <style:style style:name="T3" style:family="text">
      <style:text-properties officeooo:rsid="000e7312"/>
    </style:style>
    <style:style style:name="T4" style:family="text">
      <style:text-properties officeooo:rsid="00110984"/>
    </style:style>
    <style:style style:name="T5" style:family="text">
      <style:text-properties officeooo:rsid="0013374b"/>
    </style:style>
    <style:style style:name="T6" style:family="text">
      <style:text-properties officeooo:rsid="001535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OST 202304.1 <text:span text:style-name="T3">==&gt;</text:span></text:p>
      <text:p text:style-name="P2"/>
      <text:p text:style-name="P2">5/28/2024</text:p>
      <text:p text:style-name="P1"/>
      <text:p text:style-name="P3">"<text:span text:style-name="T1">Avoiding danger is no safer in the long run than outright exposure. Life is either a daring adventure or nothing." <text:s/>-- Helen Keller</text:span></text:p>
      <text:p text:style-name="P3"/>
      <text:p text:style-name="P8">My fears have certainly limited me. If I ever had any disability <text:span text:style-name="T5">it was</text:span> the invisble kind. I have lived life in the mainstream and really had no reason to imagine dangers. Still my fears were real.</text:p>
      <text:p text:style-name="P8">One of my "daring adventures" in life has been alpine skiing. I know skiing was always an opportunity to push the limits.</text:p>
      <text:p text:style-name="P8">I also grew up with a love of theater and I remember the transformation I experienced when I was on stage.</text:p>
      <text:p text:style-name="P8">Maybe those are the experiences that have made all the difference in leading me into a more <text:span text:style-name="T6">adventurous</text:span> life.</text:p>
      <text:p text:style-name="P8"/>
      <text:p text:style-name="P9">==&gt; <text:s text:c="2"/><text:span text:style-name="T4">META SF 202502.2</text:span></text:p>
      <text:p text:style-name="P9"/>
      <text:p text:style-name="P9"/>
      <text:p text:style-name="P11">&lt;&lt;</text:p>
      <text:p text:style-name="P4">"<text:span text:style-name="T1">Avoiding danger is no safer in the long run than outright exposure. Life is either a daring adventure or nothing." <text:s/>-- Helen Keller</text:span></text:p>
      <text:p text:style-name="P4"/>
      <text:p text:style-name="P5"><text:span text:style-name="T2">I've retired after</text:span> decades of schooling, family expectations, strong ideas about what is worth doing in the first place and daily application of talent. <text:span text:style-name="T2">What have I missed by </text:span><text:s/>"playing it safe." Does that leave <text:span text:style-name="T2">me</text:span> with regret over the life experiences missed by taking the conventional path?</text:p>
      <text:p text:style-name="P5"/>
      <text:p text:style-name="P6">Do I see my life as it is and accept my "shortcomings" or do I seize the moment to view my life with new eyes?</text:p>
      <text:p text:style-name="P6"/>
      <text:p text:style-name="P7">In my case I've wanted to explore my love of music and photography.</text:p>
      <text:p text:style-name="P12">&gt;&gt;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3M51S</meta:editing-duration>
    <meta:editing-cycles>16</meta:editing-cycles>
    <meta:generator>LibreOffice/5.4.3.2$Windows_X86_64 LibreOffice_project/92a7159f7e4af62137622921e809f8546db437e5</meta:generator>
    <dc:date>2025-03-27T10:55:03.796000000</dc:date>
    <meta:document-statistic meta:table-count="0" meta:image-count="0" meta:object-count="0" meta:page-count="1" meta:paragraph-count="14" meta:word-count="241" meta:character-count="1317" meta:non-whitespace-character-count="1085"/>
    <meta:user-defined meta:name="Info 1"/>
    <meta:user-defined meta:name="Info 2"/>
    <meta:user-defined meta:name="Info 3"/>
    <meta:user-defined meta:name="Info 4"/>
  </office:meta>
</office:document-meta>
</file>